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32_Built-in_32_Normal" style:data-style-name="N37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Excel_32_Built-in_32_Normal" style:data-style-name="N38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40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40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7">
      <style:table-cell-properties fo:border="2pt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8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Excel_32_Built-in_32_Normal" style:data-style-name="N36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4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6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0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2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3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6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57" style:family="table-cell" style:parent-style-name="Default" style:data-style-name="N0">
      <style:table-cell-properties fo:background-color="transparent"/>
    </style:style>
    <style:style style:name="ce58" style:family="table-cell" style:parent-style-name="Excel_32_Built-in_32_Normal" style:data-style-name="N36">
      <style:table-cell-properties fo:border-top="thin solid #000000" fo:border-bottom="2pt solid #000000" fo:border-left="2pt solid #000000" fo:border-right="2pt solid #000000" style:vertical-align="middle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0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fo:background-color="transparent"/>
    </style:style>
    <style:style style:name="ce65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Excel_32_Built-in_32_Normal" style:data-style-name="N41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0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1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21708333333333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agnum_Report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5" table:default-cell-style-name="ce2"/>
        <table:table-column table:style-name="co4" table:number-columns-repeated="1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2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991" table:default-cell-style-name="ce2"/>
        <table:table-column table:style-name="co17" table:number-columns-repeated="15360" table:default-cell-style-name="ce1"/>
        <table:table-row table:style-name="ro1">
          <table:table-cell table:number-columns-repeated="12" table:style-name="ce2"/>
          <table:table-cell office:value-type="string" table:number-columns-spanned="8" table:number-rows-spanned="1" table:style-name="ce38">
            <text:p>DUE IN OFFICE BY 5TH OF FOLLOWING MONTH</text:p>
          </table:table-cell>
          <table:covered-table-cell table:number-columns-repeated="7"/>
          <table:table-cell table:number-columns-repeated="8" table:style-name="ce2"/>
          <table:table-cell office:value-type="string" table:number-columns-spanned="5" table:number-rows-spanned="1" table:style-name="ce39">
            <text:p>MONTHLY GAUGE SHEET</text:p>
          </table:table-cell>
          <table:covered-table-cell table:number-columns-repeated="4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9" table:number-rows-spanned="2" table:style-name="ce40">
            <text:p>Magnum Producing, LP</text:p>
          </table:table-cell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39">
            <text:p>LEASE:<text:s text:c="2"/></text:p>
          </table:table-cell>
          <table:covered-table-cell/>
          <table:table-cell office:value-type="string" table:number-columns-spanned="8" table:number-rows-spanned="1" table:style-name="ce41">
            <text:p>BP America #1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2">
            <text:p>MONTH:</text:p>
          </table:table-cell>
          <table:covered-table-cell/>
          <table:table-cell office:value-type="string" table:number-columns-spanned="2" table:number-rows-spanned="1" table:style-name="ce43">
            <text:p>January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covered-table-cell/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39">
            <text:p>COUNTY:</text:p>
          </table:table-cell>
          <table:covered-table-cell/>
          <table:table-cell office:value-type="string" table:number-columns-spanned="8" table:number-rows-spanned="1" table:style-name="ce44">
            <text:p>Vermillion Parish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2">
            <text:p>YEAR:</text:p>
          </table:table-cell>
          <table:covered-table-cell/>
          <table:table-cell office:value-type="float" office:value="2020" table:number-columns-spanned="2" table:number-rows-spanned="1" table:style-name="ce45">
            <text:p>2020</text:p>
          </table:table-cell>
          <table:covered-table-cell/>
          <table:table-cell table:number-columns-repeated="1635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4" table:style-name="ce46">
            <text:p>DATE</text:p>
          </table:table-cell>
          <table:table-cell office:value-type="string" table:number-columns-spanned="3" table:number-rows-spanned="1" table:style-name="ce46">
            <text:p>TANK NO. 201051</text:p>
          </table:table-cell>
          <table:covered-table-cell table:number-columns-repeated="2"/>
          <table:table-cell office:value-type="string" table:number-columns-spanned="3" table:number-rows-spanned="1" table:style-name="ce46">
            <text:p>TANK NO. 201052</text:p>
          </table:table-cell>
          <table:covered-table-cell table:number-columns-repeated="2"/>
          <table:table-cell office:value-type="string" table:number-columns-spanned="3" table:number-rows-spanned="1" table:style-name="ce46">
            <text:p>OIL Spill Over Tank</text:p>
          </table:table-cell>
          <table:covered-table-cell table:number-columns-repeated="2"/>
          <table:table-cell office:value-type="string" table:number-columns-spanned="3" table:number-rows-spanned="1" table:style-name="ce46">
            <text:p>Water Tank 1</text:p>
          </table:table-cell>
          <table:covered-table-cell table:number-columns-repeated="2"/>
          <table:table-cell office:value-type="string" table:number-columns-spanned="2" table:number-rows-spanned="1" table:style-name="ce47">
            <text:p>PRODUCTION</text:p>
          </table:table-cell>
          <table:covered-table-cell/>
          <table:table-cell office:value-type="string" table:number-columns-spanned="6" table:number-rows-spanned="1" table:style-name="ce48">
            <text:p>WELL DATA</text:p>
          </table:table-cell>
          <table:covered-table-cell table:number-columns-repeated="5"/>
          <table:table-cell table:number-columns-repeated="2" table:style-name="ce3"/>
          <table:table-cell office:value-type="string" table:style-name="ce3">
            <text:p>SWD WELL</text:p>
          </table:table-cell>
          <table:table-cell table:style-name="ce3"/>
          <table:table-cell office:value-type="string" table:number-columns-spanned="8" table:number-rows-spanned="1" table:style-name="ce49">
            <text:p>OIL SALES</text:p>
          </table:table-cell>
          <table:covered-table-cell table:number-columns-repeated="7"/>
          <table:table-cell table:number-columns-repeated="16351"/>
        </table:table-row>
        <table:table-row table:style-name="ro3">
          <table:covered-table-cell/>
          <table:table-cell office:value-type="float" office:value="400" table:number-columns-spanned="3" table:number-rows-spanned="1" table:style-name="ce46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6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6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6">
            <text:p>400</text:p>
          </table:table-cell>
          <table:covered-table-cell table:number-columns-repeated="2"/>
          <table:table-cell office:value-type="string" table:number-columns-spanned="1" table:number-rows-spanned="3" table:style-name="ce50">
            <text:p>OIL</text:p>
            <text:p>PROD.</text:p>
            <text:p>BBLS.OIL</text:p>
            <text:p>PROD.</text:p>
            <text:p>BBLS.OIL</text:p>
            <text:p>PROD.</text:p>
            <text:p>BBLS.</text:p>
          </table:table-cell>
          <table:table-cell office:value-type="string" table:number-columns-spanned="1" table:number-rows-spanned="3" table:style-name="ce50">
            <text:p>WATER</text:p>
            <text:p>PROD.</text:p>
            <text:p>BBLS.WATER</text:p>
            <text:p>PROD.</text:p>
            <text:p>BBLS.WATER</text:p>
            <text:p>PROD.</text:p>
            <text:p>BBLS.</text:p>
          </table:table-cell>
          <table:table-cell office:value-type="string" table:number-columns-spanned="1" table:number-rows-spanned="3" table:style-name="ce50">
            <text:p>TUBING</text:p>
            <text:p>PRESS.TUBING</text:p>
            <text:p>PRESS.TUBING</text:p>
            <text:p>PRESS.</text:p>
          </table:table-cell>
          <table:table-cell office:value-type="string" table:number-columns-spanned="1" table:number-rows-spanned="3" table:style-name="ce50">
            <text:p><text:s/>CASING</text:p>
            <text:p>PRESS. CASING</text:p>
            <text:p>PRESS. CASING</text:p>
            <text:p>PRESS.</text:p>
          </table:table-cell>
          <table:table-cell office:value-type="string" table:number-columns-spanned="1" table:number-rows-spanned="3" table:style-name="ce50">
            <text:p>CKE.</text:p>
            <text:p>SIZECKE.</text:p>
            <text:p>SIZECKE.</text:p>
            <text:p>SIZE</text:p>
          </table:table-cell>
          <table:table-cell office:value-type="string" table:number-columns-spanned="1" table:number-rows-spanned="3" table:style-name="ce50">
            <text:p>STATIC</text:p>
            <text:p>PRESS.STATIC</text:p>
            <text:p>PRESS.STATIC</text:p>
            <text:p>PRESS.</text:p>
          </table:table-cell>
          <table:table-cell office:value-type="string" table:number-columns-spanned="1" table:number-rows-spanned="3" table:style-name="ce50">
            <text:p>DIFF.</text:p>
            <text:p>PRESS.DIFF.</text:p>
            <text:p>PRESS.DIFF.</text:p>
            <text:p>PRESS.</text:p>
          </table:table-cell>
          <table:table-cell office:value-type="string" table:number-columns-spanned="1" table:number-rows-spanned="3" table:style-name="ce50">
            <text:p>GAS</text:p>
            <text:p>PROD.</text:p>
            <text:p>MCFGAS</text:p>
            <text:p>PROD.</text:p>
            <text:p>MCFGAS</text:p>
            <text:p>PROD.</text:p>
            <text:p>MCF</text:p>
          </table:table-cell>
          <table:table-cell office:value-type="string" table:number-columns-spanned="1" table:number-rows-spanned="3" table:style-name="ce50">
            <text:p>SALES</text:p>
            <text:p>PROD.</text:p>
            <text:p>MCFSALES</text:p>
            <text:p>PROD.</text:p>
            <text:p>MCFSALES</text:p>
            <text:p>PROD.</text:p>
            <text:p>MCF</text:p>
          </table:table-cell>
          <table:table-cell office:value-type="string" table:number-columns-spanned="1" table:number-rows-spanned="3" table:style-name="ce50">
            <text:p>TFP</text:p>
          </table:table-cell>
          <table:table-cell office:value-type="string" table:number-columns-spanned="1" table:number-rows-spanned="3" table:style-name="ce50">
            <text:p>Casing</text:p>
          </table:table-cell>
          <table:table-cell office:value-type="string" table:number-columns-spanned="1" table:number-rows-spanned="3" table:style-name="ce51">
            <text:p>H2O Injection</text:p>
          </table:table-cell>
          <table:table-cell office:value-type="string" table:number-columns-spanned="1" table:number-rows-spanned="3" table:style-name="ce52">
            <text:p>DATE</text:p>
          </table:table-cell>
          <table:table-cell office:value-type="string" table:number-columns-spanned="1" table:number-rows-spanned="3" table:style-name="ce53">
            <text:p>TANK</text:p>
            <text:p>NO.TANK</text:p>
            <text:p>NO.TANK</text:p>
            <text:p>NO.</text:p>
          </table:table-cell>
          <table:table-cell office:value-type="string" table:number-columns-spanned="1" table:number-rows-spanned="3" table:style-name="ce53">
            <text:p>TICKET</text:p>
            <text:p>NO.TICKET</text:p>
            <text:p>NO.TICKET</text:p>
            <text:p>NO.</text:p>
          </table:table-cell>
          <table:table-cell office:value-type="string" table:number-columns-spanned="2" table:number-rows-spanned="2" table:style-name="ce54">
            <text:p>OPEN</text:p>
          </table:table-cell>
          <table:covered-table-cell/>
          <table:table-cell office:value-type="string" table:number-columns-spanned="2" table:number-rows-spanned="2" table:style-name="ce54">
            <text:p>CLOSE</text:p>
          </table:table-cell>
          <table:covered-table-cell/>
          <table:table-cell office:value-type="string" table:number-columns-spanned="1" table:number-rows-spanned="3" table:style-name="ce55">
            <text:p>BARRELS</text:p>
          </table:table-cell>
          <table:table-cell table:number-columns-repeated="16351"/>
        </table:table-row>
        <table:table-row table:style-name="ro4">
          <table:covered-table-cell/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5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covered-table-cell/>
          <table:table-cell table:number-columns-repeated="1635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6" table:style-name="ce11">
            <text:p>6</text:p>
          </table:table-cell>
          <table:table-cell office:value-type="float" office:value="7.5" table:style-name="ce12">
            <text:p>7.5</text:p>
          </table:table-cell>
          <table:table-cell office:value-type="float" office:value="132.97" table:style-name="ce13">
            <text:p>132.97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4">
            <text:p>2</text:p>
          </table:table-cell>
          <table:table-cell office:value-type="float" office:value="223.97" table:style-name="ce13">
            <text:p>223.97</text:p>
          </table:table-cell>
          <table:table-cell office:value-type="float" office:value="8" table:style-name="ce14">
            <text:p>8</text:p>
          </table:table-cell>
          <table:table-cell office:value-type="float" office:value="10.5" table:style-name="ce11">
            <text:p>10.5</text:p>
          </table:table-cell>
          <table:table-cell office:value-type="float" office:value="178.05" table:style-name="ce13">
            <text:p>178.05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1">
            <text:p>5</text:p>
          </table:table-cell>
          <table:table-cell office:value-type="float" office:value="188.9" table:style-name="ce13">
            <text:p>188.9</text:p>
          </table:table-cell>
          <table:table-cell office:value-type="float" office:value="49.26" table:style-name="ce15">
            <text:p>49.26</text:p>
          </table:table-cell>
          <table:table-cell office:value-type="float" office:value="250.58" table:style-name="ce11">
            <text:p>250.58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1" table:style-name="ce17">
            <text:p>271</text:p>
          </table:table-cell>
          <table:table-cell table:style-name="ce18"/>
          <table:table-cell table:number-columns-repeated="3" table:style-name="ce12"/>
          <table:table-cell table:style-name="ce19"/>
          <table:table-cell table:style-name="ce12"/>
          <table:table-cell table:style-name="ce19"/>
          <table:table-cell table:style-name="ce20"/>
          <table:table-cell table:number-columns-repeated="1635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7" table:style-name="ce11">
            <text:p>7</text:p>
          </table:table-cell>
          <table:table-cell office:value-type="float" office:value="9.5" table:style-name="ce12">
            <text:p>9.5</text:p>
          </table:table-cell>
          <table:table-cell office:value-type="float" office:value="156.34" table:style-name="ce13">
            <text:p>156.34</text:p>
          </table:table-cell>
          <table:table-cell office:value-type="float" office:value="11" table:style-name="ce14">
            <text:p>11</text:p>
          </table:table-cell>
          <table:table-cell office:value-type="float" office:value="5.25" table:style-name="ce14">
            <text:p>5.25</text:p>
          </table:table-cell>
          <table:table-cell office:value-type="float" office:value="229.4" table:style-name="ce13">
            <text:p>229.4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198.92" table:style-name="ce13">
            <text:p>198.92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28.8" table:style-name="ce15">
            <text:p>28.80</text:p>
          </table:table-cell>
          <table:table-cell office:value-type="float" office:value="272.8" table:style-name="ce11">
            <text:p>272.8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29" table:style-name="ce17">
            <text:p>22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11" table:style-name="ce14">
            <text:p>11</text:p>
          </table:table-cell>
          <table:table-cell office:value-type="float" office:value="5.25" table:style-name="ce14">
            <text:p>5.25</text:p>
          </table:table-cell>
          <table:table-cell office:value-type="float" office:value="229.4" table:style-name="ce13">
            <text:p>229.4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187.23" table:style-name="ce13">
            <text:p>187.23</text:p>
          </table:table-cell>
          <table:table-cell office:value-type="float" office:value="10" table:style-name="ce14">
            <text:p>10</text:p>
          </table:table-cell>
          <table:table-cell office:value-type="float" office:value="3.5" table:style-name="ce11">
            <text:p>3.5</text:p>
          </table:table-cell>
          <table:table-cell office:value-type="float" office:value="206.44" table:style-name="ce13">
            <text:p>206.44</text:p>
          </table:table-cell>
          <table:table-cell office:value-type="float" office:value="44.25" table:style-name="ce15">
            <text:p>44.25</text:p>
          </table:table-cell>
          <table:table-cell office:value-type="float" office:value="261.47000000000003" table:style-name="ce11">
            <text:p>261.47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9" table:style-name="ce17">
            <text:p>279</text:p>
          </table:table-cell>
          <table:table-cell table:style-name="ce18"/>
          <table:table-cell table:style-name="ce12"/>
          <table:table-cell table:style-name="ce11"/>
          <table:table-cell table:number-columns-repeated="4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247.35" table:style-name="ce13">
            <text:p>247.35</text:p>
          </table:table-cell>
          <table:table-cell office:value-type="float" office:value="11" table:style-name="ce14">
            <text:p>11</text:p>
          </table:table-cell>
          <table:table-cell office:value-type="float" office:value="5.25" table:style-name="ce14">
            <text:p>5.25</text:p>
          </table:table-cell>
          <table:table-cell office:value-type="float" office:value="229.4" table:style-name="ce13">
            <text:p>229.4</text:p>
          </table:table-cell>
          <table:table-cell office:value-type="float" office:value="9" table:style-name="ce14">
            <text:p>9</text:p>
          </table:table-cell>
          <table:table-cell office:value-type="float" office:value="6.25" table:style-name="ce11">
            <text:p>6.25</text:p>
          </table:table-cell>
          <table:table-cell office:value-type="float" office:value="190.99" table:style-name="ce13">
            <text:p>190.99</text:p>
          </table:table-cell>
          <table:table-cell office:value-type="float" office:value="10" table:style-name="ce14">
            <text:p>10</text:p>
          </table:table-cell>
          <table:table-cell office:value-type="float" office:value="2.5" table:style-name="ce11">
            <text:p>2.5</text:p>
          </table:table-cell>
          <table:table-cell office:value-type="float" office:value="204.77" table:style-name="ce13">
            <text:p>204.77</text:p>
          </table:table-cell>
          <table:table-cell office:value-type="float" office:value="46.76" table:style-name="ce15">
            <text:p>46.76</text:p>
          </table:table-cell>
          <table:table-cell office:value-type="float" office:value="250.09" table:style-name="ce11">
            <text:p>250.09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8" table:style-name="ce17">
            <text:p>248</text:p>
          </table:table-cell>
          <table:table-cell table:style-name="ce21"/>
          <table:table-cell table:number-columns-repeated="2" table:style-name="ce11"/>
          <table:table-cell table:style-name="ce17"/>
          <table:table-cell table:style-name="ce12"/>
          <table:table-cell table:style-name="ce17"/>
          <table:table-cell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14" table:style-name="ce11">
            <text:p>14</text:p>
          </table:table-cell>
          <table:table-cell office:value-type="float" office:value="11" table:style-name="ce12">
            <text:p>11</text:p>
          </table:table-cell>
          <table:table-cell office:value-type="float" office:value="299.11" table:style-name="ce13">
            <text:p>299.11</text:p>
          </table:table-cell>
          <table:table-cell office:value-type="float" office:value="1" table:style-name="ce14">
            <text:p>1</text:p>
          </table:table-cell>
          <table:table-cell office:value-type="float" office:value="11" table:style-name="ce14">
            <text:p>11</text:p>
          </table:table-cell>
          <table:table-cell office:value-type="float" office:value="38.54" table:style-name="ce13">
            <text:p>38.54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10" table:style-name="ce14">
            <text:p>10</text:p>
          </table:table-cell>
          <table:table-cell office:value-type="float" office:value="2.5" table:style-name="ce11">
            <text:p>2.5</text:p>
          </table:table-cell>
          <table:table-cell office:value-type="float" office:value="204.77" table:style-name="ce13">
            <text:p>204.77</text:p>
          </table:table-cell>
          <table:table-cell office:value-type="float" office:value="51.9" table:style-name="ce15">
            <text:p>51.90</text:p>
          </table:table-cell>
          <table:table-cell office:value-type="float" office:value="276.58" table:style-name="ce11">
            <text:p>276.58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7" table:style-name="ce11">
            <text:p>277</text:p>
          </table:table-cell>
          <table:table-cell office:value-type="date" office:date-value="2020-01-05T00:00:00" table:style-name="ce18">
            <text:p>1/5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3160010" table:style-name="ce12">
            <text:p>3160010</text:p>
          </table:table-cell>
          <table:table-cell office:value-type="float" office:value="11" table:style-name="ce12">
            <text:p>11</text:p>
          </table:table-cell>
          <table:table-cell office:value-type="float" office:value="5.5" table:style-name="ce12">
            <text:p>5.5</text:p>
          </table:table-cell>
          <table:table-cell office:value-type="float" office:value="1" table:style-name="ce12">
            <text:p>1</text:p>
          </table:table-cell>
          <table:table-cell office:value-type="float" office:value="11" table:style-name="ce12">
            <text:p>11</text:p>
          </table:table-cell>
          <table:table-cell office:value-type="float" office:value="191" table:style-name="ce20">
            <text:p>191.00</text:p>
          </table:table-cell>
          <table:table-cell table:number-columns-repeated="16351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5" table:style-name="ce11">
            <text:p>5</text:p>
          </table:table-cell>
          <table:table-cell office:value-type="float" office:value="6.5" table:style-name="ce12">
            <text:p>6.5</text:p>
          </table:table-cell>
          <table:table-cell office:value-type="float" office:value="111.26" table:style-name="ce13">
            <text:p>111.26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112.09" table:style-name="ce13">
            <text:p>112.09</text:p>
          </table:table-cell>
          <table:table-cell office:value-type="float" office:value="9" table:style-name="ce14">
            <text:p>9</text:p>
          </table:table-cell>
          <table:table-cell office:value-type="float" office:value="2.5" table:style-name="ce11">
            <text:p>2.5</text:p>
          </table:table-cell>
          <table:table-cell office:value-type="float" office:value="184.73" table:style-name="ce13">
            <text:p>184.73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97.25" table:style-name="ce13">
            <text:p>197.25</text:p>
          </table:table-cell>
          <table:table-cell office:value-type="float" office:value="76.5" table:style-name="ce15">
            <text:p>76.50</text:p>
          </table:table-cell>
          <table:table-cell office:value-type="float" office:value="234.64" table:style-name="ce11">
            <text:p>234.64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8" table:style-name="ce11">
            <text:p>248</text:p>
          </table:table-cell>
          <table:table-cell office:value-type="date" office:date-value="2020-01-06T00:00:00" table:style-name="ce18">
            <text:p>1/6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160015" table:style-name="ce12">
            <text:p>3160015</text:p>
          </table:table-cell>
          <table:table-cell office:value-type="float" office:value="15" table:style-name="ce12">
            <text:p>15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6.5" table:style-name="ce12">
            <text:p>6.5</text:p>
          </table:table-cell>
          <table:table-cell office:value-type="float" office:value="190.8" table:style-name="ce20">
            <text:p>190.80</text:p>
          </table:table-cell>
          <table:table-cell table:number-columns-repeated="1635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6.5" table:style-name="ce12">
            <text:p>6.5</text:p>
          </table:table-cell>
          <table:table-cell office:value-type="float" office:value="111.26" table:style-name="ce13">
            <text:p>111.26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160.52000000000001" table:style-name="ce13">
            <text:p>160.52</text:p>
          </table:table-cell>
          <table:table-cell office:value-type="float" office:value="9" table:style-name="ce14">
            <text:p>9</text:p>
          </table:table-cell>
          <table:table-cell office:value-type="float" office:value="4.5" table:style-name="ce11">
            <text:p>4.5</text:p>
          </table:table-cell>
          <table:table-cell office:value-type="float" office:value="188.07" table:style-name="ce13">
            <text:p>188.07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48.43" table:style-name="ce15">
            <text:p>48.43</text:p>
          </table:table-cell>
          <table:table-cell office:value-type="float" office:value="259.68" table:style-name="ce11">
            <text:p>259.68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3" table:style-name="ce11">
            <text:p>253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5" table:style-name="ce11">
            <text:p>5</text:p>
          </table:table-cell>
          <table:table-cell office:value-type="float" office:value="6.5" table:style-name="ce12">
            <text:p>6.5</text:p>
          </table:table-cell>
          <table:table-cell office:value-type="float" office:value="111.26" table:style-name="ce13">
            <text:p>111.26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4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1">
            <text:p>3</text:p>
          </table:table-cell>
          <table:table-cell office:value-type="float" office:value="185.56" table:style-name="ce13">
            <text:p>185.56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192.24" table:style-name="ce13">
            <text:p>192.24</text:p>
          </table:table-cell>
          <table:table-cell office:value-type="float" office:value="46.75" table:style-name="ce15">
            <text:p>46.75</text:p>
          </table:table-cell>
          <table:table-cell office:value-type="float" office:value="250.14" table:style-name="ce11">
            <text:p>250.14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61" table:style-name="ce11">
            <text:p>26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2">
            <text:p>11</text:p>
          </table:table-cell>
          <table:table-cell office:value-type="float" office:value="158.85" table:style-name="ce13">
            <text:p>158.85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4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80.55" table:style-name="ce13">
            <text:p>180.55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187.23" table:style-name="ce13">
            <text:p>187.23</text:p>
          </table:table-cell>
          <table:table-cell office:value-type="float" office:value="47.59" table:style-name="ce15">
            <text:p>47.59</text:p>
          </table:table-cell>
          <table:table-cell office:value-type="float" office:value="238.98" table:style-name="ce11">
            <text:p>238.98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7" table:style-name="ce11">
            <text:p>24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25.14" table:style-name="ce13">
            <text:p>25.14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49.53" table:style-name="ce15">
            <text:p>49.53</text:p>
          </table:table-cell>
          <table:table-cell office:value-type="float" office:value="283.76" table:style-name="ce11">
            <text:p>283.76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7" table:style-name="ce11">
            <text:p>237</text:p>
          </table:table-cell>
          <table:table-cell office:value-type="date" office:date-value="2020-01-10T00:00:00" table:style-name="ce18">
            <text:p>1/10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3160030" table:style-name="ce12">
            <text:p>3160030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185" table:style-name="ce20">
            <text:p>185.00</text:p>
          </table:table-cell>
          <table:table-cell table:number-columns-repeated="1635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2" table:style-name="ce11">
            <text:p>12</text:p>
          </table:table-cell>
          <table:table-cell office:value-type="float" office:value="7" table:style-name="ce12">
            <text:p>7</text:p>
          </table:table-cell>
          <table:table-cell office:value-type="float" office:value="252.36" table:style-name="ce13">
            <text:p>252.36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25.14" table:style-name="ce13">
            <text:p>25.14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80.55" table:style-name="ce13">
            <text:p>180.55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1">
            <text:p>5</text:p>
          </table:table-cell>
          <table:table-cell office:value-type="float" office:value="188.9" table:style-name="ce13">
            <text:p>188.9</text:p>
          </table:table-cell>
          <table:table-cell office:value-type="float" office:value="46.85" table:style-name="ce15">
            <text:p>46.85</text:p>
          </table:table-cell>
          <table:table-cell office:value-type="float" office:value="240.91" table:style-name="ce11">
            <text:p>240.91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6" table:style-name="ce17">
            <text:p>28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5" table:style-name="ce11">
            <text:p>5</text:p>
          </table:table-cell>
          <table:table-cell office:value-type="float" office:value="1.25" table:style-name="ce12">
            <text:p>1.25</text:p>
          </table:table-cell>
          <table:table-cell office:value-type="float" office:value="107.5" table:style-name="ce13">
            <text:p>107.5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30.16" table:style-name="ce13">
            <text:p>30.16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183.89" table:style-name="ce13">
            <text:p>183.89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192.24" table:style-name="ce13">
            <text:p>192.24</text:p>
          </table:table-cell>
          <table:table-cell office:value-type="float" office:value="49.16" table:style-name="ce15">
            <text:p>49.16</text:p>
          </table:table-cell>
          <table:table-cell office:value-type="float" office:value="238.68" table:style-name="ce11">
            <text:p>238.68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2" table:style-name="ce17">
            <text:p>232</text:p>
          </table:table-cell>
          <table:table-cell office:value-type="date" office:date-value="2020-01-13T00:00:00" table:style-name="ce18">
            <text:p>1/13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300025" table:style-name="ce12">
            <text:p>3300025</text:p>
          </table:table-cell>
          <table:table-cell office:value-type="float" office:value="14" table:style-name="ce12">
            <text:p>14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float" office:value="1.25" table:style-name="ce12">
            <text:p>1.25</text:p>
          </table:table-cell>
          <table:table-cell office:value-type="float" office:value="189" table:style-name="ce20">
            <text:p>189.00</text:p>
          </table:table-cell>
          <table:table-cell table:number-columns-repeated="16351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52.16999999999999" table:style-name="ce13">
            <text:p>152.17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30.16" table:style-name="ce13">
            <text:p>30.16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202.26" table:style-name="ce13">
            <text:p>202.26</text:p>
          </table:table-cell>
          <table:table-cell office:value-type="float" office:value="44.67" table:style-name="ce15">
            <text:p>44.67</text:p>
          </table:table-cell>
          <table:table-cell office:value-type="float" office:value="265.70999999999998" table:style-name="ce11">
            <text:p>265.71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4" table:style-name="ce17">
            <text:p>24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30.16" table:style-name="ce13">
            <text:p>30.16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97.25" table:style-name="ce13">
            <text:p>197.25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2.26" table:style-name="ce13">
            <text:p>202.26</text:p>
          </table:table-cell>
          <table:table-cell office:value-type="float" office:value="51.76" table:style-name="ce15">
            <text:p>51.76</text:p>
          </table:table-cell>
          <table:table-cell office:value-type="float" office:value="272.67" table:style-name="ce11">
            <text:p>272.67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1" table:style-name="ce17">
            <text:p>27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12" table:style-name="ce11">
            <text:p>12</text:p>
          </table:table-cell>
          <table:table-cell office:value-type="float" office:value="2.25" table:style-name="ce12">
            <text:p>2.25</text:p>
          </table:table-cell>
          <table:table-cell office:value-type="float" office:value="244.42" table:style-name="ce13">
            <text:p>244.42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30.16" table:style-name="ce13">
            <text:p>30.16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77.21" table:style-name="ce13">
            <text:p>177.21</text:p>
          </table:table-cell>
          <table:table-cell office:value-type="float" office:value="9" table:style-name="ce14">
            <text:p>9</text:p>
          </table:table-cell>
          <table:table-cell office:value-type="float" office:value="5.25" table:style-name="ce11">
            <text:p>5.25</text:p>
          </table:table-cell>
          <table:table-cell office:value-type="float" office:value="189.32" table:style-name="ce13">
            <text:p>189.32</text:p>
          </table:table-cell>
          <table:table-cell office:value-type="float" office:value="40.49" table:style-name="ce15">
            <text:p>40.49</text:p>
          </table:table-cell>
          <table:table-cell office:value-type="float" office:value="242.02" table:style-name="ce11">
            <text:p>242.02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5" table:style-name="ce17">
            <text:p>27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2" table:style-name="ce11">
            <text:p>2</text:p>
          </table:table-cell>
          <table:table-cell office:value-type="float" office:value="7.75" table:style-name="ce12">
            <text:p>7.75</text:p>
          </table:table-cell>
          <table:table-cell office:value-type="float" office:value="53.21" table:style-name="ce13">
            <text:p>53.21</text:p>
          </table:table-cell>
          <table:table-cell office:value-type="float" office:value="3" table:style-name="ce14">
            <text:p>3</text:p>
          </table:table-cell>
          <table:table-cell office:value-type="float" office:value="7.5" table:style-name="ce14">
            <text:p>7.5</text:p>
          </table:table-cell>
          <table:table-cell office:value-type="float" office:value="72.849999999999994" table:style-name="ce13">
            <text:p>72.85</text:p>
          </table:table-cell>
          <table:table-cell office:value-type="float" office:value="9" table:style-name="ce14">
            <text:p>9</text:p>
          </table:table-cell>
          <table:table-cell office:value-type="float" office:value="10.5" table:style-name="ce11">
            <text:p>10.5</text:p>
          </table:table-cell>
          <table:table-cell office:value-type="float" office:value="198.09" table:style-name="ce13">
            <text:p>198.09</text:p>
          </table:table-cell>
          <table:table-cell office:value-type="float" office:value="10" table:style-name="ce14">
            <text:p>10</text:p>
          </table:table-cell>
          <table:table-cell office:value-type="float" office:value="5.25" table:style-name="ce11">
            <text:p>5.25</text:p>
          </table:table-cell>
          <table:table-cell office:value-type="float" office:value="209.36" table:style-name="ce13">
            <text:p>209.36</text:p>
          </table:table-cell>
          <table:table-cell office:value-type="float" office:value="40.479999999999997" table:style-name="ce15">
            <text:p>40.48</text:p>
          </table:table-cell>
          <table:table-cell office:value-type="float" office:value="272.92" table:style-name="ce11">
            <text:p>272.92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2" table:style-name="ce17">
            <text:p>232</text:p>
          </table:table-cell>
          <table:table-cell office:value-type="date" office:date-value="2020-01-16T00:00:00" table:style-name="ce18">
            <text:p>1/16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160051" table:style-name="ce12">
            <text:p>3160051</text:p>
          </table:table-cell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7.75" table:style-name="ce12">
            <text:p>7.75</text:p>
          </table:table-cell>
          <table:table-cell office:value-type="float" office:value="189" table:style-name="ce20">
            <text:p>189.00</text:p>
          </table:table-cell>
          <table:table-cell table:number-columns-repeated="1635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2" table:style-name="ce11">
            <text:p>2</text:p>
          </table:table-cell>
          <table:table-cell office:value-type="float" office:value="7.75" table:style-name="ce12">
            <text:p>7.75</text:p>
          </table:table-cell>
          <table:table-cell office:value-type="float" office:value="53.21" table:style-name="ce13">
            <text:p>53.21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25.45" table:style-name="ce13">
            <text:p>125.45</text:p>
          </table:table-cell>
          <table:table-cell office:value-type="float" office:value="9" table:style-name="ce14">
            <text:p>9</text:p>
          </table:table-cell>
          <table:table-cell office:value-type="float" office:value="6.5" table:style-name="ce11">
            <text:p>6.5</text:p>
          </table:table-cell>
          <table:table-cell office:value-type="float" office:value="191.41" table:style-name="ce13">
            <text:p>191.41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202.26" table:style-name="ce13">
            <text:p>202.26</text:p>
          </table:table-cell>
          <table:table-cell office:value-type="float" office:value="52.6" table:style-name="ce15">
            <text:p>52.60</text:p>
          </table:table-cell>
          <table:table-cell office:value-type="float" office:value="270.22000000000003" table:style-name="ce11">
            <text:p>270.22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4" table:style-name="ce17">
            <text:p>28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2" table:style-name="ce11">
            <text:p>2</text:p>
          </table:table-cell>
          <table:table-cell office:value-type="float" office:value="7.75" table:style-name="ce12">
            <text:p>7.75</text:p>
          </table:table-cell>
          <table:table-cell office:value-type="float" office:value="53.21" table:style-name="ce13">
            <text:p>53.21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4">
            <text:p>7</text:p>
          </table:table-cell>
          <table:table-cell office:value-type="float" office:value="172.21" table:style-name="ce13">
            <text:p>172.21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46.76" table:style-name="ce15">
            <text:p>46.76</text:p>
          </table:table-cell>
          <table:table-cell office:value-type="float" office:value="273.18" table:style-name="ce11">
            <text:p>273.18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64" table:style-name="ce17">
            <text:p>26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2" table:style-name="ce11">
            <text:p>2</text:p>
          </table:table-cell>
          <table:table-cell office:value-type="float" office:value="7.75" table:style-name="ce12">
            <text:p>7.75</text:p>
          </table:table-cell>
          <table:table-cell office:value-type="float" office:value="53.21" table:style-name="ce13">
            <text:p>53.21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0</text:p>
          </table:table-cell>
          <table:table-cell office:value-type="float" office:value="220.63" table:style-name="ce13">
            <text:p>220.63</text:p>
          </table:table-cell>
          <table:table-cell office:value-type="float" office:value="9" table:style-name="ce14">
            <text:p>9</text:p>
          </table:table-cell>
          <table:table-cell office:value-type="float" office:value="3.75" table:style-name="ce11">
            <text:p>3.75</text:p>
          </table:table-cell>
          <table:table-cell office:value-type="float" office:value="186.82" table:style-name="ce13">
            <text:p>186.82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48.42" table:style-name="ce15">
            <text:p>48.42</text:p>
          </table:table-cell>
          <table:table-cell office:value-type="float" office:value="257.89999999999998" table:style-name="ce11">
            <text:p>257.9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0" table:style-name="ce17">
            <text:p>27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102.07" table:style-name="ce13">
            <text:p>102.07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0</text:p>
          </table:table-cell>
          <table:table-cell office:value-type="float" office:value="220.63" table:style-name="ce13">
            <text:p>220.63</text:p>
          </table:table-cell>
          <table:table-cell office:value-type="float" office:value="9" table:style-name="ce14">
            <text:p>9</text:p>
          </table:table-cell>
          <table:table-cell office:value-type="float" office:value="1.75" table:style-name="ce11">
            <text:p>1.75</text:p>
          </table:table-cell>
          <table:table-cell office:value-type="float" office:value="183.48" table:style-name="ce13">
            <text:p>183.48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97.25" table:style-name="ce13">
            <text:p>197.25</text:p>
          </table:table-cell>
          <table:table-cell office:value-type="float" office:value="48.86" table:style-name="ce15">
            <text:p>48.86</text:p>
          </table:table-cell>
          <table:table-cell office:value-type="float" office:value="243.98" table:style-name="ce11">
            <text:p>243.98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4" table:style-name="ce17">
            <text:p>25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7" table:style-name="ce11">
            <text:p>7</text:p>
          </table:table-cell>
          <table:table-cell office:value-type="float" office:value="4.25" table:style-name="ce12">
            <text:p>4.25</text:p>
          </table:table-cell>
          <table:table-cell office:value-type="float" office:value="147.58000000000001" table:style-name="ce13">
            <text:p>147.58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31.84" table:style-name="ce13">
            <text:p>31.84</text:p>
          </table:table-cell>
          <table:table-cell office:value-type="float" office:value="9" table:style-name="ce14">
            <text:p>9</text:p>
          </table:table-cell>
          <table:table-cell office:value-type="float" office:value="1.25" table:style-name="ce22">
            <text:p>1 1/4</text:p>
          </table:table-cell>
          <table:table-cell office:value-type="float" office:value="182.64" table:style-name="ce13">
            <text:p>182.64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193.91" table:style-name="ce13">
            <text:p>193.91</text:p>
          </table:table-cell>
          <table:table-cell office:value-type="float" office:value="46.42" table:style-name="ce15">
            <text:p>46.42</text:p>
          </table:table-cell>
          <table:table-cell office:value-type="float" office:value="242.82" table:style-name="ce11">
            <text:p>242.82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7" table:style-name="ce17">
            <text:p>247</text:p>
          </table:table-cell>
          <table:table-cell office:value-type="date" office:date-value="2020-01-21T00:00:00" table:style-name="ce18">
            <text:p>1/21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7460043" table:style-name="ce12">
            <text:p>7460043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2">
            <text:p>7</text:p>
          </table:table-cell>
          <table:table-cell office:value-type="float" office:value="189.7" table:style-name="ce20">
            <text:p>189.70</text:p>
          </table:table-cell>
          <table:table-cell table:number-columns-repeated="1635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97.25" table:style-name="ce13">
            <text:p>197.25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31.84" table:style-name="ce13">
            <text:p>31.84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22">
            <text:p>9<text:s text:c="4"/></text:p>
          </table:table-cell>
          <table:table-cell office:value-type="float" office:value="195.58" table:style-name="ce13">
            <text:p>195.58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49.67" table:style-name="ce15">
            <text:p>49.67</text:p>
          </table:table-cell>
          <table:table-cell office:value-type="float" office:value="258.62" table:style-name="ce11">
            <text:p>258.62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9" table:style-name="ce17">
            <text:p>23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247.35" table:style-name="ce13">
            <text:p>247.35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31.84" table:style-name="ce13">
            <text:p>31.84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22">
            <text:p>0<text:s text:c="4"/></text:p>
          </table:table-cell>
          <table:table-cell office:value-type="float" office:value="200.59" table:style-name="ce13">
            <text:p>200.59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50.1" table:style-name="ce15">
            <text:p>50.10</text:p>
          </table:table-cell>
          <table:table-cell office:value-type="float" office:value="275.69" table:style-name="ce11">
            <text:p>275.69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64" table:style-name="ce17">
            <text:p>26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5">
          <table:table-cell office:value-type="float" office:value="25" table:style-name="ce10">
            <text:p>25</text:p>
          </table:table-cell>
          <table:table-cell office:value-type="float" office:value="2" table:style-name="ce11">
            <text:p>2</text:p>
          </table:table-cell>
          <table:table-cell office:value-type="float" office:value="9.5" table:style-name="ce12">
            <text:p>9.5</text:p>
          </table:table-cell>
          <table:table-cell office:value-type="float" office:value="56.14" table:style-name="ce13">
            <text:p>56.14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77.03" table:style-name="ce13">
            <text:p>77.03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22">
            <text:p>0<text:s text:c="4"/></text:p>
          </table:table-cell>
          <table:table-cell office:value-type="float" office:value="180.57" table:style-name="ce13">
            <text:p>180.57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22">
            <text:p>4<text:s text:c="4"/></text:p>
          </table:table-cell>
          <table:table-cell office:value-type="float" office:value="187.23" table:style-name="ce13">
            <text:p>187.23</text:p>
          </table:table-cell>
          <table:table-cell office:value-type="float" office:value="45.9" table:style-name="ce15">
            <text:p>45.90</text:p>
          </table:table-cell>
          <table:table-cell office:value-type="float" office:value="236.92" table:style-name="ce11">
            <text:p>236.92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7" table:style-name="ce17">
            <text:p>277</text:p>
          </table:table-cell>
          <table:table-cell office:value-type="date" office:date-value="2020-01-24T00:00:00" table:style-name="ce18">
            <text:p>1/24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7150044" table:style-name="ce12">
            <text:p>7150044</text:p>
          </table:table-cell>
          <table:table-cell office:value-type="float" office:value="12" table:style-name="ce12">
            <text:p>12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9.5" table:style-name="ce12">
            <text:p>9.5</text:p>
          </table:table-cell>
          <table:table-cell office:value-type="float" office:value="192" table:style-name="ce20">
            <text:p>192.00</text:p>
          </table:table-cell>
          <table:table-cell table:number-columns-repeated="16351"/>
        </table:table-row>
        <table:table-row table:style-name="ro5">
          <table:table-cell office:value-type="float" office:value="26" table:style-name="ce10">
            <text:p>26</text:p>
          </table:table-cell>
          <table:table-cell office:value-type="float" office:value="2" table:style-name="ce11">
            <text:p>2</text:p>
          </table:table-cell>
          <table:table-cell office:value-type="float" office:value="9.5" table:style-name="ce12">
            <text:p>9.5</text:p>
          </table:table-cell>
          <table:table-cell office:value-type="float" office:value="56.14" table:style-name="ce13">
            <text:p>56.14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120.44" table:style-name="ce13">
            <text:p>120.44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187.23" table:style-name="ce13">
            <text:p>187.23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22">
            <text:p>8<text:s text:c="4"/></text:p>
          </table:table-cell>
          <table:table-cell office:value-type="float" office:value="193.91" table:style-name="ce13">
            <text:p>193.91</text:p>
          </table:table-cell>
          <table:table-cell office:value-type="float" office:value="43.45" table:style-name="ce15">
            <text:p>43.45</text:p>
          </table:table-cell>
          <table:table-cell office:value-type="float" office:value="247.36" table:style-name="ce11">
            <text:p>247.36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4" table:style-name="ce17">
            <text:p>23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2" table:style-name="ce11">
            <text:p>2</text:p>
          </table:table-cell>
          <table:table-cell office:value-type="float" office:value="9.5" table:style-name="ce12">
            <text:p>9.5</text:p>
          </table:table-cell>
          <table:table-cell office:value-type="float" office:value="56.14" table:style-name="ce13">
            <text:p>56.14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167.2" table:style-name="ce13">
            <text:p>167.2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11">
            <text:p>8</text:p>
          </table:table-cell>
          <table:table-cell office:value-type="float" office:value="213.95" table:style-name="ce13">
            <text:p>213.95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22">
            <text:p>0<text:s text:c="4"/></text:p>
          </table:table-cell>
          <table:table-cell office:value-type="float" office:value="220.63" table:style-name="ce13">
            <text:p>220.63</text:p>
          </table:table-cell>
          <table:table-cell office:value-type="float" office:value="46.76" table:style-name="ce15">
            <text:p>46.76</text:p>
          </table:table-cell>
          <table:table-cell office:value-type="float" office:value="304.44" table:style-name="ce11">
            <text:p>304.44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1" table:style-name="ce17">
            <text:p>25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2" table:style-name="ce11">
            <text:p>2</text:p>
          </table:table-cell>
          <table:table-cell office:value-type="float" office:value="9.5" table:style-name="ce12">
            <text:p>9.5</text:p>
          </table:table-cell>
          <table:table-cell office:value-type="float" office:value="56.14" table:style-name="ce13">
            <text:p>56.14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14">
            <text:p>8</text:p>
          </table:table-cell>
          <table:table-cell office:value-type="float" office:value="213.95" table:style-name="ce13">
            <text:p>213.95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22">
            <text:p>10<text:s text:c="4"/></text:p>
          </table:table-cell>
          <table:table-cell office:value-type="float" office:value="197.25" table:style-name="ce13">
            <text:p>197.25</text:p>
          </table:table-cell>
          <table:table-cell office:value-type="float" office:value="46.75" table:style-name="ce15">
            <text:p>46.75</text:p>
          </table:table-cell>
          <table:table-cell office:value-type="float" office:value="210.24" table:style-name="ce11">
            <text:p>210.24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7" table:style-name="ce17">
            <text:p>25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4" table:style-name="ce11">
            <text:p>4</text:p>
          </table:table-cell>
          <table:table-cell office:value-type="float" office:value="11" table:style-name="ce12">
            <text:p>11</text:p>
          </table:table-cell>
          <table:table-cell office:value-type="float" office:value="98.73" table:style-name="ce13">
            <text:p>98.73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14">
            <text:p>8</text:p>
          </table:table-cell>
          <table:table-cell office:value-type="float" office:value="213.95" table:style-name="ce13">
            <text:p>213.95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85.22" table:style-name="ce13">
            <text:p>185.22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22">
            <text:p>4<text:s text:c="4"/></text:p>
          </table:table-cell>
          <table:table-cell office:value-type="float" office:value="187.23" table:style-name="ce13">
            <text:p>187.23</text:p>
          </table:table-cell>
          <table:table-cell office:value-type="float" office:value="42.59" table:style-name="ce15">
            <text:p>42.59</text:p>
          </table:table-cell>
          <table:table-cell office:value-type="float" office:value="231.63" table:style-name="ce11">
            <text:p>231.63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0" table:style-name="ce17">
            <text:p>25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7" table:style-name="ce11">
            <text:p>7</text:p>
          </table:table-cell>
          <table:table-cell office:value-type="float" office:value="1.25" table:style-name="ce12">
            <text:p>1.25</text:p>
          </table:table-cell>
          <table:table-cell office:value-type="float" office:value="142.57" table:style-name="ce13">
            <text:p>142.57</text:p>
          </table:table-cell>
          <table:table-cell office:value-type="float" office:value="1" table:style-name="ce14">
            <text:p>1</text:p>
          </table:table-cell>
          <table:table-cell office:value-type="float" office:value="3.5" table:style-name="ce14">
            <text:p>3.5</text:p>
          </table:table-cell>
          <table:table-cell office:value-type="float" office:value="25.97" table:style-name="ce13">
            <text:p>25.97</text:p>
          </table:table-cell>
          <table:table-cell office:value-type="float" office:value="10" table:style-name="ce14">
            <text:p>10</text:p>
          </table:table-cell>
          <table:table-cell office:value-type="float" office:value="1.5" table:style-name="ce11">
            <text:p>1.5</text:p>
          </table:table-cell>
          <table:table-cell office:value-type="float" office:value="203.1" table:style-name="ce13">
            <text:p>203.1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22">
            <text:p>9<text:s text:c="4"/></text:p>
          </table:table-cell>
          <table:table-cell office:value-type="float" office:value="215.62" table:style-name="ce13">
            <text:p>215.62</text:p>
          </table:table-cell>
          <table:table-cell office:value-type="float" office:value="45.66" table:style-name="ce15">
            <text:p>45.66</text:p>
          </table:table-cell>
          <table:table-cell office:value-type="float" office:value="277.27" table:style-name="ce11">
            <text:p>277.27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28" table:style-name="ce17">
            <text:p>228</text:p>
          </table:table-cell>
          <table:table-cell office:value-type="date" office:date-value="2020-01-29T00:00:00" table:style-name="ce18">
            <text:p>1/29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3160089" table:style-name="ce12">
            <text:p>3160089</text:p>
          </table:table-cell>
          <table:table-cell office:value-type="float" office:value="10" table:style-name="ce12">
            <text:p>10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float" office:value="3.5" table:style-name="ce12">
            <text:p>3.5</text:p>
          </table:table-cell>
          <table:table-cell office:value-type="float" office:value="189.8" table:style-name="ce20">
            <text:p>189.80</text:p>
          </table:table-cell>
          <table:table-cell table:number-columns-repeated="16351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9" table:style-name="ce11">
            <text:p>9</text:p>
          </table:table-cell>
          <table:table-cell office:value-type="float" office:value="5.5" table:style-name="ce12">
            <text:p>5.5</text:p>
          </table:table-cell>
          <table:table-cell office:value-type="float" office:value="189.74" table:style-name="ce13">
            <text:p>189.74</text:p>
          </table:table-cell>
          <table:table-cell office:value-type="float" office:value="1" table:style-name="ce14">
            <text:p>1</text:p>
          </table:table-cell>
          <table:table-cell office:value-type="float" office:value="3.5" table:style-name="ce14">
            <text:p>3.5</text:p>
          </table:table-cell>
          <table:table-cell office:value-type="float" office:value="25.97" table:style-name="ce13">
            <text:p>25.97</text:p>
          </table:table-cell>
          <table:table-cell office:value-type="float" office:value="9" table:style-name="ce14">
            <text:p>9</text:p>
          </table:table-cell>
          <table:table-cell office:value-type="float" office:value="10.5" table:style-name="ce11">
            <text:p>10.5</text:p>
          </table:table-cell>
          <table:table-cell office:value-type="float" office:value="198.09" table:style-name="ce13">
            <text:p>198.09</text:p>
          </table:table-cell>
          <table:table-cell office:value-type="float" office:value="10" table:style-name="ce14">
            <text:p>10</text:p>
          </table:table-cell>
          <table:table-cell office:value-type="float" office:value="6.5" table:style-name="ce22">
            <text:p>6 1/2</text:p>
          </table:table-cell>
          <table:table-cell office:value-type="float" office:value="211.45" table:style-name="ce13">
            <text:p>211.45</text:p>
          </table:table-cell>
          <table:table-cell office:value-type="float" office:value="47.17" table:style-name="ce15">
            <text:p>47.17</text:p>
          </table:table-cell>
          <table:table-cell office:value-type="float" office:value="278.82" table:style-name="ce11">
            <text:p>278.82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7">
            <text:p>0</text:p>
          </table:table-cell>
          <table:table-cell office:value-type="float" office:value="288" table:style-name="ce17">
            <text:p>288</text:p>
          </table:table-cell>
          <table:table-cell table:style-name="ce23"/>
          <table:table-cell table:number-columns-repeated="3" table:style-name="ce24"/>
          <table:table-cell table:style-name="ce12"/>
          <table:table-cell table:style-name="ce24"/>
          <table:table-cell table:style-name="ce12"/>
          <table:table-cell table:style-name="ce25"/>
          <table:table-cell table:number-columns-repeated="1635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9.75" table:style-name="ce22">
            <text:p>9 3/4</text:p>
          </table:table-cell>
          <table:table-cell office:value-type="float" office:value="236.91" table:style-name="ce13">
            <text:p>236.91</text:p>
          </table:table-cell>
          <table:table-cell office:value-type="float" office:value="1" table:style-name="ce14">
            <text:p>1</text:p>
          </table:table-cell>
          <table:table-cell office:value-type="float" office:value="3.5" table:style-name="ce14">
            <text:p>3.5</text:p>
          </table:table-cell>
          <table:table-cell office:value-type="float" office:value="25.97" table:style-name="ce13">
            <text:p>25.97</text:p>
          </table:table-cell>
          <table:table-cell office:value-type="float" office:value="9" table:style-name="ce14">
            <text:p>9</text:p>
          </table:table-cell>
          <table:table-cell office:value-type="float" office:value="8.5" table:style-name="ce11">
            <text:p>8.5</text:p>
          </table:table-cell>
          <table:table-cell office:value-type="float" office:value="194.75" table:style-name="ce13">
            <text:p>194.75</text:p>
          </table:table-cell>
          <table:table-cell office:value-type="float" office:value="10" table:style-name="ce14">
            <text:p>10</text:p>
          </table:table-cell>
          <table:table-cell office:value-type="float" office:value="6.5" table:style-name="ce22">
            <text:p>6 1/2</text:p>
          </table:table-cell>
          <table:table-cell office:value-type="float" office:value="211.45" table:style-name="ce14">
            <text:p>211.45</text:p>
          </table:table-cell>
          <table:table-cell office:value-type="float" office:value="47.17" table:style-name="ce15">
            <text:p>47.17</text:p>
          </table:table-cell>
          <table:table-cell office:value-type="float" office:value="280.66000000000003" table:style-name="ce11">
            <text:p>280.66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7">
            <text:p>0</text:p>
          </table:table-cell>
          <table:table-cell office:value-type="float" office:value="284" table:style-name="ce17">
            <text:p>284</text:p>
          </table:table-cell>
          <table:table-cell table:style-name="ce23"/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table:style-name="ce25"/>
          <table:table-cell table:number-columns-repeated="16351"/>
        </table:table-row>
        <table:table-row table:style-name="ro1">
          <table:table-cell table:number-columns-repeated="13" table:style-name="ce2"/>
          <table:table-cell table:style-name="ce27"/>
          <table:table-cell table:style-name="ce28"/>
          <table:table-cell table:number-columns-repeated="4" table:style-name="ce2"/>
          <table:table-cell table:style-name="ce29"/>
          <table:table-cell table:number-columns-repeated="5" table:style-name="ce28"/>
          <table:table-cell table:style-name="ce23"/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table:style-name="ce25"/>
          <table:table-cell table:number-columns-repeated="16351"/>
        </table:table-row>
        <table:table-row table:style-name="ro1">
          <table:table-cell table:number-columns-repeated="8" table:style-name="ce2"/>
          <table:table-cell office:value-type="string" table:style-name="ce2">
            <text:p>Total Cum from Previous Months</text:p>
          </table:table-cell>
          <table:table-cell table:number-columns-repeated="4" table:style-name="ce2"/>
          <table:table-cell office:value-type="float" office:value="131525" table:style-name="ce30">
            <text:p>131525</text:p>
          </table:table-cell>
          <table:table-cell table:style-name="ce10"/>
          <table:table-cell table:style-name="ce2"/>
          <table:table-cell office:value-type="string" table:style-name="ce2">
            <text:p>Total Cum from Previous Months</text:p>
          </table:table-cell>
          <table:table-cell table:number-columns-repeated="3" table:style-name="ce2"/>
          <table:table-cell office:value-type="float" office:value="67124" table:style-name="ce30">
            <text:p>67124</text:p>
          </table:table-cell>
          <table:table-cell table:number-columns-repeated="4" table:style-name="ce30"/>
          <table:table-cell table:style-name="ce23"/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table:style-name="ce25"/>
          <table:table-cell table:number-columns-repeated="16351"/>
        </table:table-row>
        <table:table-row table:style-name="ro1">
          <table:table-cell table:number-columns-repeated="10" table:style-name="ce2"/>
          <table:table-cell office:value-type="string" table:style-name="ce2">
            <text:p>GRAND TOTAL</text:p>
          </table:table-cell>
          <table:table-cell table:number-columns-repeated="2" table:style-name="ce2"/>
          <table:table-cell office:value-type="float" office:value="131525" table:formula="of:=SUM([.N40:.N41])" table:style-name="ce31">
            <text:p>131525</text:p>
          </table:table-cell>
          <table:table-cell office:value-type="float" office:value="0" table:formula="of:=[.O40]+[.O41]" table:style-name="ce10">
            <text:p>0</text:p>
          </table:table-cell>
          <table:table-cell table:number-columns-repeated="3" table:style-name="ce2"/>
          <table:table-cell office:value-type="string" table:style-name="ce2">
            <text:p>GRAND TOTAL</text:p>
          </table:table-cell>
          <table:table-cell table:style-name="ce2"/>
          <table:table-cell office:value-type="float" office:value="67124" table:formula="of:=[.U40]+[.U41]" table:style-name="ce30">
            <text:p>67124</text:p>
          </table:table-cell>
          <table:table-cell office:value-type="float" office:value="0" table:formula="of:=SUM([.V40:.V41])" table:style-name="ce30">
            <text:p>0</text:p>
          </table:table-cell>
          <table:table-cell office:value-type="float" office:value="0" table:formula="of:=SUM([.W40:.W41])" table:style-name="ce30">
            <text:p>0</text:p>
          </table:table-cell>
          <table:table-cell office:value-type="float" office:value="0" table:formula="of:=SUM([.X40:.X41])" table:style-name="ce30">
            <text:p>0</text:p>
          </table:table-cell>
          <table:table-cell office:value-type="float" office:value="0" table:formula="of:=SUM([.Y40:.Y41])" table:style-name="ce30">
            <text:p>0</text:p>
          </table:table-cell>
          <table:table-cell table:style-name="ce23"/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table:style-name="ce25"/>
          <table:table-cell table:number-columns-repeated="16351"/>
        </table:table-row>
        <table:table-row table:number-rows-repeated="2" table:style-name="ro1">
          <table:table-cell table:number-columns-repeated="25" table:style-name="ce2"/>
          <table:table-cell table:style-name="ce23"/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table:style-name="ce25"/>
          <table:table-cell table:number-columns-repeated="16351"/>
        </table:table-row>
        <table:table-row table:style-name="ro1">
          <table:table-cell table:number-columns-repeated="2" table:style-name="ce2"/>
          <table:table-cell table:style-name="ce32"/>
          <table:table-cell table:number-columns-repeated="22" table:style-name="ce2"/>
          <table:table-cell table:style-name="ce23"/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table:style-name="ce25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24" table:number-rows-spanned="1" table:style-name="ce56">
            <text:p>1/3/2020 Oil producton was low due to oil carry over in water tank from treater oil dump malfunction.</text:p>
          </table:table-cell>
          <table:covered-table-cell table:number-columns-repeated="23"/>
          <table:table-cell table:style-name="ce23"/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table:style-name="ce25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24" table:number-rows-spanned="1" table:style-name="ce56">
            <text:p>1/7/2020 Oil production was 45.11 bbls. 31.39 bbls was transfered by CHI into oil tank on 1/6/2020 <text:s/>from oil carry over in water tanks on 1/3/2020 .</text:p>
          </table:table-cell>
          <table:covered-table-cell table:number-columns-repeated="23"/>
          <table:table-cell table:style-name="ce23"/>
          <table:table-cell table:number-columns-repeated="6" table:style-name="ce24"/>
          <table:table-cell table:style-name="ce25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6"/>
          <table:covered-table-cell table:number-columns-repeated="23"/>
          <table:table-cell table:style-name="ce33"/>
          <table:table-cell table:number-columns-repeated="6" table:style-name="ce24"/>
          <table:table-cell table:style-name="ce25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57"/>
          <table:covered-table-cell table:number-columns-repeated="22"/>
          <table:table-cell table:style-name="ce2"/>
          <table:table-cell table:style-name="ce33"/>
          <table:table-cell table:number-columns-repeated="6" table:style-name="ce24"/>
          <table:table-cell table:style-name="ce25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57"/>
          <table:covered-table-cell table:number-columns-repeated="22"/>
          <table:table-cell table:style-name="ce2"/>
          <table:table-cell office:value-type="string" table:number-columns-spanned="7" table:number-rows-spanned="1" table:style-name="ce58">
            <text:p>TOTAL</text:p>
          </table:table-cell>
          <table:covered-table-cell table:number-columns-repeated="6"/>
          <table:table-cell office:value-type="float" office:value="1516.3" table:formula="of:=SUM([.AG9:.AG49])" table:style-name="ce34">
            <text:p>1516.30</text:p>
          </table:table-cell>
          <table:table-cell table:number-columns-repeated="16351"/>
        </table:table-row>
        <table:table-row table:style-name="ro1">
          <table:table-cell table:number-columns-spanned="25" table:number-rows-spanned="1" table:style-name="ce59"/>
          <table:covered-table-cell table:number-columns-repeated="24"/>
          <table:table-cell office:value-type="string" table:number-columns-spanned="8" table:number-rows-spanned="1" table:style-name="ce60">
            <text:p>Other Runs ( Water, Hot Oil, BSW, Etc.)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32"/>
          <table:table-cell table:number-columns-spanned="21" table:number-rows-spanned="1" table:style-name="ce57"/>
          <table:covered-table-cell table:number-columns-repeated="20"/>
          <table:table-cell table:number-columns-repeated="3" table:style-name="ce32"/>
          <table:table-cell table:number-columns-repeated="8" table:style-name="ce24"/>
          <table:table-cell table:number-columns-repeated="16351"/>
        </table:table-row>
        <table:table-row table:style-name="ro6">
          <table:table-cell office:value-type="string" table:number-columns-spanned="24" table:number-rows-spanned="1" table:style-name="ce61">
            <text:p><text:s text:c="3"/></text:p>
          </table:table-cell>
          <table:covered-table-cell table:number-columns-repeated="23"/>
          <table:table-cell table:style-name="ce32"/>
          <table:table-cell table:number-columns-repeated="8" table:style-name="ce24"/>
          <table:table-cell table:number-columns-repeated="16351"/>
        </table:table-row>
        <table:table-row table:style-name="ro1">
          <table:table-cell table:number-columns-spanned="24" table:number-rows-spanned="1" table:style-name="ce57"/>
          <table:covered-table-cell table:number-columns-repeated="23"/>
          <table:table-cell table:style-name="ce2"/>
          <table:table-cell table:number-columns-repeated="8" table:style-name="ce24"/>
          <table:table-cell table:number-columns-repeated="16351"/>
        </table:table-row>
        <table:table-row table:style-name="ro1">
          <table:table-cell table:number-columns-spanned="24" table:number-rows-spanned="1" table:style-name="ce57"/>
          <table:covered-table-cell table:number-columns-repeated="23"/>
          <table:table-cell table:style-name="ce2"/>
          <table:table-cell office:value-type="string" table:number-columns-spanned="8" table:number-rows-spanned="1" table:style-name="ce62">
            <text:p>SUMMARY OF STOCKS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9"/>
          <table:covered-table-cell table:number-columns-repeated="23"/>
          <table:table-cell office:value-type="string" table:number-columns-spanned="6" table:number-rows-spanned="1" table:style-name="ce63">
            <text:p>CLOSING STOCK</text:p>
          </table:table-cell>
          <table:covered-table-cell table:number-columns-repeated="5"/>
          <table:table-cell table:number-columns-spanned="2" table:number-rows-spanned="1" table:style-name="ce64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9"/>
          <table:covered-table-cell table:number-columns-repeated="23"/>
          <table:table-cell office:value-type="string" table:number-columns-spanned="6" table:number-rows-spanned="1" table:style-name="ce65">
            <text:p>OIL SALES</text:p>
          </table:table-cell>
          <table:covered-table-cell table:number-columns-repeated="5"/>
          <table:table-cell office:value-type="float" office:value="1516.3" table:formula="of:=[.AG50]" table:number-columns-spanned="2" table:number-rows-spanned="1" table:style-name="ce66">
            <text:p>1516.3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9"/>
          <table:covered-table-cell table:number-columns-repeated="23"/>
          <table:table-cell office:value-type="string" table:number-columns-spanned="6" table:number-rows-spanned="1" table:style-name="ce65">
            <text:p>OPENING STOCK</text:p>
          </table:table-cell>
          <table:covered-table-cell table:number-columns-repeated="5"/>
          <table:table-cell office:value-type="float" office:value="0" table:formula="of:=[.D8]+[.G8]+[.J8]" table:number-columns-spanned="2" table:number-rows-spanned="1" table:style-name="ce66">
            <text:p>0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9"/>
          <table:covered-table-cell table:number-columns-repeated="23"/>
          <table:table-cell office:value-type="string" table:number-columns-spanned="6" table:number-rows-spanned="1" table:style-name="ce65">
            <text:p>PRODUCTION</text:p>
          </table:table-cell>
          <table:covered-table-cell table:number-columns-repeated="5"/>
          <table:table-cell office:value-type="float" office:value="1516.3" table:formula="of:=[.AF56]+[.AF57]-[.AF58]" table:number-columns-spanned="2" table:number-rows-spanned="1" table:style-name="ce66">
            <text:p>1516.3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9"/>
          <table:covered-table-cell table:number-columns-repeated="23"/>
          <table:table-cell table:number-columns-spanned="6" table:number-rows-spanned="1" table:style-name="ce64"/>
          <table:covered-table-cell table:number-columns-repeated="5"/>
          <table:table-cell table:number-columns-spanned="2" table:number-rows-spanned="1" table:style-name="ce64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9"/>
          <table:covered-table-cell table:number-columns-repeated="23"/>
          <table:table-cell office:value-type="string" table:number-columns-spanned="8" table:number-rows-spanned="1" table:style-name="ce67">
            <text:p>PRODUCTION = Closing Stock + Oil Sales - Opening Stock</text:p>
          </table:table-cell>
          <table:covered-table-cell table:number-columns-repeated="7"/>
          <table:table-cell table:number-columns-repeated="16351"/>
        </table:table-row>
        <table:table-row table:style-name="ro7">
          <table:table-cell table:style-name="ce2"/>
          <table:table-cell table:number-columns-spanned="24" table:number-rows-spanned="1" table:style-name="ce59"/>
          <table:covered-table-cell table:number-columns-repeated="23"/>
          <table:table-cell office:value-type="string" table:style-name="ce36">
            <text:p>STATIC</text:p>
            <text:p>RANGE</text:p>
          </table:table-cell>
          <table:table-cell table:number-columns-spanned="2" table:number-rows-spanned="1" table:style-name="ce64"/>
          <table:covered-table-cell/>
          <table:table-cell office:value-type="string" table:number-columns-spanned="2" table:number-rows-spanned="1" table:style-name="ce68">
            <text:p>DIFF.</text:p>
            <text:p>RANGE</text:p>
          </table:table-cell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51"/>
        </table:table-row>
        <table:table-row table:style-name="ro7">
          <table:table-cell table:style-name="ce2"/>
          <table:table-cell table:number-columns-spanned="24" table:number-rows-spanned="1" table:style-name="ce59"/>
          <table:covered-table-cell table:number-columns-repeated="23"/>
          <table:table-cell office:value-type="string" table:style-name="ce36">
            <text:p>ORFICE</text:p>
            <text:p>PLATE:</text:p>
          </table:table-cell>
          <table:table-cell office:value-type="float" office:value="1.25" table:number-columns-spanned="2" table:number-rows-spanned="1" table:style-name="ce70">
            <text:p>1.25</text:p>
          </table:table-cell>
          <table:covered-table-cell/>
          <table:table-cell office:value-type="string" table:number-columns-spanned="2" table:number-rows-spanned="1" table:style-name="ce68">
            <text:p>METER</text:p>
            <text:p>RUN SIZE:</text:p>
          </table:table-cell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51"/>
        </table:table-row>
        <table:table-row table:style-name="ro8">
          <table:table-cell table:style-name="ce2"/>
          <table:table-cell table:number-columns-spanned="24" table:number-rows-spanned="1" table:style-name="ce59"/>
          <table:covered-table-cell table:number-columns-repeated="23"/>
          <table:table-cell office:value-type="string" table:style-name="ce36">
            <text:p>METER</text:p>
            <text:p>COEFF:</text:p>
          </table:table-cell>
          <table:table-cell table:number-columns-spanned="2" table:number-rows-spanned="1" table:style-name="ce64"/>
          <table:covered-table-cell/>
          <table:table-cell table:number-columns-spanned="5" table:number-rows-spanned="1" table:style-name="ce64"/>
          <table:covered-table-cell table:number-columns-repeated="4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59"/>
          <table:covered-table-cell table:number-columns-repeated="23"/>
          <table:table-cell office:value-type="string" table:style-name="ce35">
            <text:p>REMARKS:</text:p>
          </table:table-cell>
          <table:table-cell table:style-name="ce35"/>
          <table:table-cell office:value-type="string" table:number-columns-spanned="6" table:number-rows-spanned="1" table:style-name="ce71">
            <text:p>Visually checked tanks.</text:p>
          </table:table-cell>
          <table:covered-table-cell table:number-columns-repeated="5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59"/>
          <table:covered-table-cell table:number-columns-repeated="23"/>
          <table:table-cell table:number-columns-spanned="8" table:number-rows-spanned="1" table:style-name="ce64"/>
          <table:covered-table-cell table:number-columns-repeated="7"/>
          <table:table-cell table:number-columns-repeated="16351"/>
        </table:table-row>
        <table:table-row table:style-name="ro2">
          <table:table-cell/>
          <table:table-cell table:number-columns-repeated="2" table:style-name="ce2"/>
          <table:table-cell table:style-name="ce37"/>
          <table:table-cell table:number-columns-repeated="21" table:style-name="ce2"/>
          <table:table-cell table:number-columns-spanned="8" table:number-rows-spanned="1" table:style-name="ce64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style-name="ce29"/>
          <table:table-cell table:number-columns-repeated="23" table:style-name="ce2"/>
          <table:table-cell table:number-columns-repeated="8" table:style-name="ce28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table:number-columns-spanned="8" table:number-rows-spanned="1" table:style-name="ce64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office:value-type="string" table:number-columns-spanned="2" table:number-rows-spanned="1" table:style-name="ce72">
            <text:p>SIGNATURE:</text:p>
          </table:table-cell>
          <table:covered-table-cell/>
          <table:table-cell table:number-columns-spanned="6" table:number-rows-spanned="1" table:style-name="ce73"/>
          <table:covered-table-cell table:number-columns-repeated="5"/>
          <table:table-cell table:number-columns-repeated="16351"/>
        </table:table-row>
        <table:table-row table:number-rows-repeated="104850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/>
      <number:text>/</number:text>
      <number:day/>
      <number:text>/</number:text>
      <number:year number:style="long"/>
    </number:date-style>
    <number:number-style style:name="N39" number:language="en" number:country="US">
      <number:fraction number:min-integer-digits="0" number:min-numerator-digits="1" number:min-denominator-digits="1"/>
    </number:number-style>
    <number:number-style style:name="N40" number:language="en" number:country="US">
      <number:number number:decimal-places="0" number:min-integer-digits="1"/>
    </number:number-style>
    <number:number-style style:name="N41P0">
      <number:number number:decimal-places="2" number:min-integer-digits="1"/>
      <number:text> </number:text>
    </number:number-style>
    <number:number-style style:name="N41">
      <style:text-properties fo:color="#FF0000"/>
      <number:text>(</number:text>
      <number:number number:decimal-places="2" number:min-integer-digits="1"/>
      <number:text>)</number:text>
      <style:map style:condition="value()&gt;=0" style:apply-style-name="N41P0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5402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eVIN User</dc:creator>
    <dc:date>2020-02-01T22:39:56Z</dc:date>
  </office:meta>
</office:document-meta>
</file>